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MU Bright" svg:font-family="'CMU Bright'" style:font-family-generic="roman" style:font-pitch="variable"/>
    <style:font-face style:name="CMU Serif" svg:font-family="'CMU Serif'" style:font-family-generic="roman" style:font-pitch="variable"/>
    <style:font-face style:name="Garamond1" svg:font-family="Garamond" style:font-family-generic="roman" style:font-pitch="variable"/>
    <style:font-face style:name="Garamond" svg:font-family="Garamond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1" svg:font-family="'Gill Sans MT'" style:font-family-generic="swiss" style:font-pitch="variable"/>
    <style:font-face style:name="Gill Sans MT" svg:font-family="'Gill Sans MT'" style:font-adornments="Gra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 officeooo:rsid="0024c4dc" officeooo:paragraph-rsid="0024c4dc" fo:background-color="transparent" style:language-asian="zxx" style:country-asian="none" style:language-complex="zxx" style:country-complex="none" loext:shadow="non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Standard" style:master-page-name="First_20_Page">
      <style:paragraph-properties style:page-number="auto"/>
      <style:text-properties style:font-name="Gill Sans MT" fo:font-size="32pt" fo:language="en" fo:country="US" officeooo:rsid="001d571a" officeooo:paragraph-rsid="001d571a" fo:background-color="transparent" style:font-size-asian="32pt" style:language-asian="zxx" style:country-asian="none" style:font-size-complex="32pt" style:language-complex="zxx" style:country-complex="none" loext:shadow="none"/>
    </style:style>
    <style:style style:name="P4" style:family="paragraph" style:parent-style-name="Standard">
      <style:paragraph-properties fo:break-before="page"/>
      <style:text-properties fo:language="en" fo:country="US" officeooo:rsid="001d571a" officeooo:paragraph-rsid="001d571a" fo:background-color="transparent" style:language-asian="zxx" style:country-asian="none" style:language-complex="zxx" style:country-complex="none" loext:shadow="none"/>
    </style:style>
    <style:style style:name="P5" style:family="paragraph" style:parent-style-name="Standard">
      <style:text-properties style:font-name="Gill Sans MT" fo:font-size="32pt" fo:language="en" fo:country="US" officeooo:rsid="001d571a" officeooo:paragraph-rsid="001d571a" fo:background-color="transparent" style:font-size-asian="32pt" style:language-asian="zxx" style:country-asian="none" style:font-size-complex="32pt" style:language-complex="zxx" style:country-complex="none" loext:shadow="none"/>
    </style:style>
    <style:style style:name="P6" style:family="paragraph" style:parent-style-name="Standard">
      <style:paragraph-properties fo:text-align="center" style:justify-single-word="false"/>
      <style:text-properties style:font-name="Gill Sans MT" fo:font-size="32pt" fo:language="en" fo:country="US" officeooo:rsid="001d571a" officeooo:paragraph-rsid="001d571a" fo:background-color="transparent" style:font-size-asian="32pt" style:language-asian="zxx" style:country-asian="none" style:font-size-complex="32pt" style:language-complex="zxx" style:country-complex="none" loext:shadow="none"/>
    </style:style>
    <style:style style:name="P7" style:family="paragraph" style:parent-style-name="Standard">
      <style:paragraph-properties fo:text-align="center" style:justify-single-word="false"/>
      <style:text-properties style:font-name="Gill Sans MT" fo:font-size="12pt" fo:language="en" fo:country="US" officeooo:rsid="00251f59" officeooo:paragraph-rsid="00251f59" fo:background-color="transparent" style:font-size-asian="10.5pt" style:language-asian="zxx" style:country-asian="none" style:font-size-complex="12pt" style:language-complex="zxx" style:country-complex="none" loext:shadow="none"/>
    </style:style>
    <style:style style:name="P8" style:family="paragraph" style:parent-style-name="Footer">
      <style:text-properties style:font-name="Garamond1" fo:language="en" fo:country="US"/>
    </style:style>
    <style:style style:name="P9" style:family="paragraph" style:parent-style-name="Footer">
      <style:text-properties fo:language="en" fo:country="US"/>
    </style:style>
    <style:style style:name="P10" style:family="paragraph" style:parent-style-name="Footer">
      <style:text-properties style:font-name="Gill Sans MT"/>
    </style:style>
    <style:style style:name="P11" style:family="paragraph" style:parent-style-name="Footer">
      <style:paragraph-properties fo:text-align="center" style:justify-single-word="false"/>
      <style:text-properties style:font-name="Gill Sans MT" fo:font-size="12pt" fo:language="en" fo:country="US" officeooo:rsid="001d571a" officeooo:paragraph-rsid="00251f59" fo:background-color="transparent" style:font-size-asian="12pt" style:language-asian="zxx" style:country-asian="none" style:font-size-complex="12pt" style:language-complex="zxx" style:country-complex="none" loext:shadow="none"/>
    </style:style>
    <style:style style:name="P12" style:family="paragraph" style:parent-style-name="Footer">
      <style:paragraph-properties fo:text-align="center" style:justify-single-word="false"/>
      <style:text-properties style:font-name="Gill Sans MT" fo:font-size="12pt" fo:language="en" fo:country="US" officeooo:rsid="00251f59" officeooo:paragraph-rsid="00251f59" fo:background-color="transparent" style:font-size-asian="12pt" style:language-asian="zxx" style:country-asian="none" style:font-size-complex="12pt" style:language-complex="zxx" style:country-complex="none" loext:shadow="none"/>
    </style:style>
    <style:style style:name="P13" style:family="paragraph" style:parent-style-name="Text_20_body">
      <style:text-properties fo:language="en" fo:country="US" officeooo:paragraph-rsid="0024c4dc" fo:background-color="transparent" style:language-asian="zxx" style:country-asian="none" style:language-complex="zxx" style:country-complex="none" loext:shadow="none"/>
    </style:style>
    <style:style style:name="P14" style:family="paragraph" style:parent-style-name="Text_20_body">
      <style:text-properties fo:language="en" fo:country="US" officeooo:rsid="00251f59" officeooo:paragraph-rsid="00251f59" fo:background-color="transparent" style:language-asian="zxx" style:country-asian="none" style:language-complex="zxx" style:country-complex="none" loext:shadow="none"/>
    </style:style>
    <style:style style:name="P15" style:family="paragraph" style:parent-style-name="Heading_20_2">
      <style:text-properties fo:language="en" fo:country="US" officeooo:rsid="0024c4dc" officeooo:paragraph-rsid="0024c4dc" fo:background-color="transparent" style:language-asian="zxx" style:country-asian="none" style:language-complex="zxx" style:country-complex="none" loext:shadow="none"/>
    </style:style>
    <style:style style:name="P16" style:family="paragraph" style:parent-style-name="Heading_20_2">
      <style:text-properties fo:language="en" fo:country="US" fo:background-color="transparent" style:language-asian="zxx" style:country-asian="none" style:language-complex="zxx" style:country-complex="none" loext:shadow="none"/>
    </style:style>
    <style:style style:name="P17" style:family="paragraph" style:parent-style-name="Quotations">
      <style:paragraph-properties fo:margin-left="0cm" fo:margin-right="1cm" fo:text-align="end" style:justify-single-word="false" fo:text-indent="0cm" style:auto-text-indent="false"/>
      <style:text-properties style:font-name="Gill Sans MT1" fo:language="en" fo:country="US" officeooo:rsid="0024c4dc" officeooo:paragraph-rsid="0024c4dc" fo:background-color="transparent" style:language-asian="zxx" style:country-asian="none" style:language-complex="zxx" style:country-complex="none" loext:shadow="none"/>
    </style:style>
    <style:style style:name="P18" style:family="paragraph" style:parent-style-name="Quotations">
      <style:paragraph-properties fo:margin-left="0cm" fo:margin-right="1cm" fo:text-align="start" style:justify-single-word="false" fo:text-indent="0cm" style:auto-text-indent="false" fo:break-before="page"/>
      <style:text-properties style:font-name="Gill Sans MT1" fo:language="en" fo:country="US" officeooo:rsid="001ffcad" officeooo:paragraph-rsid="0024c4dc" fo:background-color="transparent" style:language-asian="zxx" style:country-asian="none" style:language-complex="zxx" style:country-complex="none" loext:shadow="none"/>
    </style:style>
    <style:style style:name="P19" style:family="paragraph" style:parent-style-name="Header">
      <style:text-properties fo:language="en" fo:country="US"/>
    </style:style>
    <style:style style:name="T1" style:family="text">
      <style:text-properties style:font-name="Garamond1"/>
    </style:style>
    <style:style style:name="T2" style:family="text">
      <style:text-properties officeooo:rsid="001d674d"/>
    </style:style>
    <style:style style:name="T3" style:family="text">
      <style:text-properties officeooo:rsid="0024c4dc"/>
    </style:style>
    <style:style style:name="T4" style:family="text">
      <style:text-properties officeooo:rsid="00251f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/>
      <text:p text:style-name="P5"/>
      <text:p text:style-name="P5"/>
      <text:p text:style-name="P6">Photo Picker</text:p>
      <text:p text:style-name="P7">Optional semester project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S<text:span text:style-name="T4">idney Bovet</text:span></text:p>
      <text:p text:style-name="P11"/>
      <text:p text:style-name="P12">Under the supervision of:</text:p>
      <text:p text:style-name="P12">Damien Firmenich</text:p>
      <text:p text:style-name="P12">Achanta Radhakrishna</text:p>
      <text:p text:style-name="P18"><text:span text:style-name="T3">“Taking pictures is savoring life intensely, every hundredth of a second.”</text:span></text:p>
      <text:p text:style-name="P17">― Marc Riboud</text:p>
      <text:h text:style-name="P2" text:outline-level="1">Int<text:span text:style-name="T4">r</text:span>oduction</text:h>
      <text:p text:style-name="Text_20_body">This document presents the work done during the </text:p>
      <text:h text:style-name="Heading_20_2" text:outline-level="2">Goal</text:h>
      <text:p text:style-name="Text_20_body"><text:span text:style-name="T2">B</text:span>la</text:p>
      <text:h text:style-name="P16" text:outline-level="2">The app</text:h>
      <text:p text:style-name="Text_20_body">Bla</text:p>
      <text:h text:style-name="P1" text:outline-level="1">Related work</text:h>
      <text:h text:style-name="P15" text:outline-level="2">Mobile applications</text:h>
      <text:p text:style-name="P13"/>
      <text:h text:style-name="P1" text:outline-level="1">Design</text:h>
      <text:p text:style-name="P13"/>
      <text:h text:style-name="P1" text:outline-level="1">User tests</text:h>
      <text:p text:style-name="P13"/>
      <text:h text:style-name="P1" text:outline-level="1">Discussion</text:h>
      <text:p text:style-name="P14">Problems in the app</text:p>
      <text:h text:style-name="P1" text:outline-level="1">Future work</text:h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MU Bright" svg:font-family="'CMU Bright'" style:font-family-generic="roman" style:font-pitch="variable"/>
    <style:font-face style:name="CMU Serif" svg:font-family="'CMU Serif'" style:font-family-generic="roman" style:font-pitch="variable"/>
    <style:font-face style:name="Garamond1" svg:font-family="Garamond" style:font-family-generic="roman" style:font-pitch="variable"/>
    <style:font-face style:name="Garamond" svg:font-family="Garamond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1" svg:font-family="'Gill Sans MT'" style:font-family-generic="swiss" style:font-pitch="variable"/>
    <style:font-face style:name="Gill Sans MT" svg:font-family="'Gill Sans MT'" style:font-adornments="Gra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50%"/>
      <style:text-properties style:font-name="CMU Serif" fo:font-family="'CMU Serif'" style:font-family-generic="roman" style:font-pitch="variable" fo:language="en" fo:country="US" officeooo:rsid="00251f59" fo:background-color="transparent" style:language-asian="zxx" style:country-asian="none" style:language-complex="zxx" style:country-complex="none" loext:shadow="non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style:font-name="CMU Bright" fo:font-family="'CMU Bright'" style:font-family-generic="roman" style:font-pitch="variable" fo:font-size="130%" fo:language="en" fo:country="US" fo:font-weight="normal" officeooo:rsid="001fe509" fo:background-color="transparent" style:font-size-asian="130%" style:language-asian="zxx" style:country-asian="none" style:font-weight-asian="normal" style:font-size-complex="130%" style:language-complex="zxx" style:country-complex="none" style:font-weight-complex="normal" loext:shadow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style:font-name="CMU Bright" fo:font-family="'CMU Bright'" style:font-family-generic="roman" style:font-pitch="variable" fo:font-size="115%" fo:language="en" fo:country="US" fo:font-weight="normal" officeooo:rsid="0024c4dc" fo:background-color="transparent" style:font-size-asian="115%" style:language-asian="zxx" style:country-asian="none" style:font-weight-asian="normal" style:font-size-complex="115%" style:language-complex="zxx" style:country-complex="none" style:font-weight-complex="normal" loext:shadow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style:font-name="Gill Sans MT1" fo:font-family="'Gill Sans MT'" style:font-family-generic="swiss" style:font-pitch="variable" fo:font-size="101%" fo:font-weight="normal" officeooo:rsid="001d674d" style:font-size-asian="101%" style:font-weight-asian="normal" style:font-size-complex="101%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style:font-name="Gill Sans MT"/>
    </style:style>
    <style:style style:name="MP3" style:family="paragraph" style:parent-style-name="Footer">
      <style:text-properties style:font-name="Garamond1" fo:language="en" fo:country="US"/>
    </style:style>
    <style:style style:name="MP4" style:family="paragraph" style:parent-style-name="Footer">
      <style:text-properties fo:language="en" fo:country="US"/>
    </style:style>
    <style:style style:name="MT1" style:family="text">
      <style:text-properties officeooo:rsid="00251f59"/>
    </style:style>
    <style:style style:name="MT2" style:family="text">
      <style:text-properties style:font-name="Garamond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header>
        <text:p text:style-name="MP1"/>
      </style:header>
      <style:footer>
        <text:p text:style-name="MP2"><text:tab/><text:tab/><text:span text:style-name="MT1">June 2016</text:span></text:p>
      </style:footer>
    </style:master-page>
    <style:master-page style:name="Left_20_Page" style:display-name="Left Page" style:page-layout-name="Mpm3" style:next-style-name="Right_20_Page">
      <style:footer>
        <text:p text:style-name="MP3"><text:page-number text:select-page="current">4</text:page-number></text:p>
      </style:footer>
    </style:master-page>
    <style:master-page style:name="Right_20_Page" style:display-name="Right Page" style:page-layout-name="Mpm4" style:next-style-name="Left_20_Page">
      <style:footer>
        <text:p text:style-name="MP4"><text:tab/><text:tab/><text:span text:style-name="MT2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6M19S</meta:editing-duration>
    <meta:editing-cycles>8</meta:editing-cycles>
    <meta:generator>LibreOffice/5.1.2.2$Windows_x86 LibreOffice_project/d3bf12ecb743fc0d20e0be0c58ca359301eb705f</meta:generator>
    <dc:date>2016-06-06T23:51:27.960000000</dc:date>
    <meta:document-statistic meta:table-count="0" meta:image-count="0" meta:object-count="0" meta:page-count="4" meta:paragraph-count="24" meta:word-count="61" meta:character-count="376" meta:non-whitespace-character-count="334"/>
    <meta:user-defined meta:name="Info 1"/>
    <meta:user-defined meta:name="Info 2"/>
    <meta:user-defined meta:name="Info 3"/>
    <meta:user-defined meta:name="Info 4"/>
  </office:meta>
</office:document-meta>
</file>